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Reportes de Ventas</text:span></text:h>
      <text:h text:style-name="Heading_20_4" text:outline-level="4"><text:span text:style-name="Strong_20_Emphasis">Historia de Usuario 11: Generación de Reportes de Ventas</text:span></text:h>
      <text:list text:style-name="L1">
        <text:list-item>
          <text:p text:style-name="P2"><text:span text:style-name="Strong_20_Emphasis">Como</text:span> gerente de sucursal</text:p>
        </text:list-item>
        <text:list-item>
          <text:p text:style-name="P2"><text:span text:style-name="Strong_20_Emphasis">Quiero</text:span> poder generar y descargar reportes de ventas por día, semana o mes</text:p>
        </text:list-item>
        <text:list-item>
          <text:p text:style-name="P1"><text:span text:style-name="Strong_20_Emphasis">Para</text:span> analizar el rendimiento de la sucursal y tomar decisiones informada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7:07.207000000</meta:creation-date>
    <dc:date>2024-08-03T18:27:22.629000000</dc:date>
    <meta:editing-duration>PT15S</meta:editing-duration>
    <meta:editing-cycles>1</meta:editing-cycles>
    <meta:document-statistic meta:table-count="0" meta:image-count="0" meta:object-count="0" meta:page-count="1" meta:paragraph-count="5" meta:word-count="44" meta:character-count="255" meta:non-whitespace-character-count="219"/>
    <meta:generator>LibreOffice/24.2.5.2$Windows_X86_64 LibreOffice_project/bffef4ea93e59bebbeaf7f431bb02b1a39ee8a59</meta:generator>
  </office:meta>
</office:document-meta>
</file>